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198a8a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2.1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7cm" fo:min-width="3.91cm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12pt"/>
    </style:style>
    <style:style style:name="P4" style:family="paragraph">
      <style:paragraph-properties fo:text-align="center"/>
      <style:text-properties fo:color="#000000" fo:font-size="12pt" fo:font-weight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center"/>
      <style:text-properties fo:color="#000000" fo:font-size="18pt" fo:font-weight="bold"/>
    </style:style>
    <style:style style:name="P7" style:family="paragraph">
      <style:paragraph-properties fo:margin-left="0cm" fo:margin-right="0cm" fo:text-indent="0cm"/>
      <style:text-properties fo:font-size="12pt" fo:font-style="italic"/>
    </style:style>
    <style:style style:name="P8" style:family="paragraph">
      <style:paragraph-properties fo:margin-left="0cm" fo:margin-right="0cm" fo:text-indent="0cm"/>
      <style:text-properties fo:font-size="14pt"/>
    </style:style>
    <style:style style:name="T1" style:family="text">
      <style:text-properties fo:color="#000000" fo:font-size="12pt" fo:font-weight="bold"/>
    </style:style>
    <style:style style:name="T2" style:family="text">
      <style:text-properties fo:font-size="12pt" fo:font-style="italic"/>
    </style:style>
    <style:style style:name="T3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3.08cm" svg:height="4.486cm" svg:x="1.27cm" svg:y="6.731cm">
          <text:p/>
        </draw:rect>
        <draw:rect draw:style-name="gr2" draw:text-style-name="P2" draw:layer="layout" svg:width="2.921cm" svg:height="1.651cm" svg:x="11.176cm" svg:y="7.493cm">
          <text:p/>
        </draw:rect>
        <draw:rect draw:style-name="gr2" draw:text-style-name="P2" draw:layer="layout" svg:width="2.972cm" svg:height="1.778cm" svg:x="10.871cm" svg:y="7.747cm">
          <text:p/>
        </draw:rect>
        <draw:rect draw:style-name="gr3" draw:text-style-name="P4" draw:layer="layout" svg:width="2.501cm" svg:height="1.037cm" svg:x="6.516cm" svg:y="8.488cm">
          <text:p text:style-name="P3"><text:span text:style-name="T1">core client</text:span></text:p>
        </draw:rect>
        <draw:rect draw:style-name="gr3" draw:text-style-name="P4" draw:layer="layout" svg:width="2.921cm" svg:height="1.778cm" svg:x="10.668cm" svg:y="8.001cm">
          <text:p text:style-name="P3"><text:span text:style-name="T1">application</text:span></text:p>
          <text:p text:style-name="P3"><text:span text:style-name="T1">(SETI@home,</text:span></text:p>
          <text:p text:style-name="P3"><text:span text:style-name="T1">etc.)</text:span></text:p>
        </draw:rect>
        <draw:rect draw:style-name="gr3" draw:text-style-name="P4" draw:layer="layout" svg:width="2.022cm" svg:height="1.075cm" svg:x="2.029cm" svg:y="9.12cm">
          <text:p text:style-name="P3"><text:span text:style-name="T1">GUI</text:span></text:p>
        </draw:rect>
        <draw:rect draw:style-name="gr3" draw:text-style-name="P6" draw:layer="layout" svg:width="2.794cm" svg:height="0.762cm" svg:x="1.905cm" svg:y="7.366cm">
          <text:p text:style-name="P5"><text:span text:style-name="T1">screensaver</text:span></text:p>
        </draw:rect>
        <draw:line draw:style-name="gr4" draw:text-style-name="P2" draw:layer="layout" svg:x1="4.114cm" svg:y1="9.752cm" svg:x2="6.452cm" svg:y2="8.994cm">
          <text:p/>
        </draw:line>
        <draw:line draw:style-name="gr4" draw:text-style-name="P2" draw:layer="layout" svg:x1="4.699cm" svg:y1="7.874cm" svg:x2="6.516cm" svg:y2="8.741cm">
          <text:p/>
        </draw:line>
        <draw:frame draw:style-name="gr5" draw:text-style-name="P7" draw:layer="layout" svg:width="2.667cm" svg:height="0.731cm" svg:x="3.429cm" svg:y="8.382cm">
          <draw:text-box>
            <text:p text:style-name="P7"><text:span text:style-name="T2">local TCP</text:span></text:p>
          </draw:text-box>
        </draw:frame>
        <draw:line draw:style-name="gr4" draw:text-style-name="P2" draw:layer="layout" svg:x1="9.017cm" svg:y1="9.017cm" svg:x2="10.668cm" svg:y2="9.017cm">
          <text:p/>
        </draw:line>
        <draw:frame draw:style-name="gr6" draw:text-style-name="P8" draw:layer="layout" svg:width="5.854cm" svg:height="0.815cm" svg:x="5.08cm" svg:y="4.572cm">
          <draw:text-box>
            <text:p text:style-name="P8"><text:span text:style-name="T3">schedulers, data servers</text:span></text:p>
          </draw:text-box>
        </draw:frame>
        <draw:line draw:style-name="gr4" draw:text-style-name="P2" draw:layer="layout" svg:x1="7.62cm" svg:y1="5.461cm" svg:x2="7.62cm" svg:y2="8.509cm">
          <text:p/>
        </draw:line>
        <draw:frame draw:style-name="gr5" draw:text-style-name="P7" draw:layer="layout" svg:width="2.667cm" svg:height="0.731cm" svg:x="8.001cm" svg:y="5.746cm">
          <draw:text-box>
            <text:p text:style-name="P7"><text:span text:style-name="T2">HTT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4.255cm" fo:margin-bottom="16.318cm" fo:margin-left="0.889cm" fo:margin-right="6.858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6-12-03T15:51:38</meta:creation-date>
    <dc:date>2006-12-03T16:00:18</dc:date>
    <dc:language>en-US</dc:language>
    <meta:editing-cycles>2</meta:editing-cycles>
    <meta:editing-duration>PT8M41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